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ffffff" fo:background-color="#000000" style:text-align-source="fix" style:repeat-content="false" fo:border-left="none" fo:border-right="0.06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9900ff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6600" fo:font-weight="bold" style:font-weight-asian="bold" style:font-weight-complex="bold"/>
    </style:style>
    <style:style style:name="ce8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/>
      <style:paragraph-properties fo:text-align="center" fo:margin-left="0mm"/>
      <style:text-properties fo:color="#0066cc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ff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6cc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506" calcext:value-type="float">
            <text:p>0,000506</text:p>
          </table:table-cell>
          <table:table-cell office:value-type="float" office:value="0.000253434" calcext:value-type="float">
            <text:p>0,000253434</text:p>
          </table:table-cell>
          <table:table-cell office:value-type="float" office:value="0.000509148" calcext:value-type="float">
            <text:p>0,000509148</text:p>
          </table:table-cell>
          <table:table-cell office:value-type="float" office:value="0.00220188" calcext:value-type="float">
            <text:p>0,00220188</text:p>
          </table:table-cell>
          <table:table-cell office:value-type="float" office:value="0.00863249" calcext:value-type="float">
            <text:p>0,00863249</text:p>
          </table:table-cell>
          <table:table-cell office:value-type="float" office:value="0.0570014" calcext:value-type="float">
            <text:p>0,0570014</text:p>
          </table:table-cell>
          <table:table-cell office:value-type="float" office:value="0.368727" calcext:value-type="float">
            <text:p>0,368727</text:p>
          </table:table-cell>
          <table:table-cell office:value-type="float" office:value="2.93019" calcext:value-type="float">
            <text:p>2,93019</text:p>
          </table:table-cell>
          <table:table-cell office:value-type="float" office:value="24.5071" calcext:value-type="float">
            <text:p>24,5071</text:p>
          </table:table-cell>
          <table:table-cell office:value-type="float" office:value="223.92" calcext:value-type="float">
            <text:p>223,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313759" calcext:value-type="float">
            <text:p>0,000313759</text:p>
          </table:table-cell>
          <table:table-cell office:value-type="float" office:value="0.000311958" calcext:value-type="float">
            <text:p>0,000311958</text:p>
          </table:table-cell>
          <table:table-cell office:value-type="float" office:value="0.000523789" calcext:value-type="float">
            <text:p>0,000523789</text:p>
          </table:table-cell>
          <table:table-cell office:value-type="float" office:value="0.00299609" calcext:value-type="float">
            <text:p>0,00299609</text:p>
          </table:table-cell>
          <table:table-cell office:value-type="float" office:value="0.00825005" calcext:value-type="float">
            <text:p>0,00825005</text:p>
          </table:table-cell>
          <table:table-cell office:value-type="float" office:value="0.0513512" calcext:value-type="float">
            <text:p>0,0513512</text:p>
          </table:table-cell>
          <table:table-cell office:value-type="float" office:value="0.388429" calcext:value-type="float">
            <text:p>0,388429</text:p>
          </table:table-cell>
          <table:table-cell office:value-type="float" office:value="3.15313" calcext:value-type="float">
            <text:p>3,15313</text:p>
          </table:table-cell>
          <table:table-cell office:value-type="float" office:value="27.6493" calcext:value-type="float">
            <text:p>27,6493</text:p>
          </table:table-cell>
          <table:table-cell office:value-type="float" office:value="253.366" calcext:value-type="float">
            <text:p>253,3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278432" calcext:value-type="float">
            <text:p>0,000278432</text:p>
          </table:table-cell>
          <table:table-cell office:value-type="float" office:value="0.000288446" calcext:value-type="float">
            <text:p>0,000288446</text:p>
          </table:table-cell>
          <table:table-cell office:value-type="float" office:value="0.000518079" calcext:value-type="float">
            <text:p>0,000518079</text:p>
          </table:table-cell>
          <table:table-cell office:value-type="float" office:value="0.00171628" calcext:value-type="float">
            <text:p>0,00171628</text:p>
          </table:table-cell>
          <table:table-cell office:value-type="float" office:value="0.0110088" calcext:value-type="float">
            <text:p>0,0110088</text:p>
          </table:table-cell>
          <table:table-cell office:value-type="float" office:value="0.0551081" calcext:value-type="float">
            <text:p>0,0551081</text:p>
          </table:table-cell>
          <table:table-cell office:value-type="float" office:value="0.368549" calcext:value-type="float">
            <text:p>0,368549</text:p>
          </table:table-cell>
          <table:table-cell office:value-type="float" office:value="3.21748" calcext:value-type="float">
            <text:p>3,21748</text:p>
          </table:table-cell>
          <table:table-cell office:value-type="float" office:value="26.9448" calcext:value-type="float">
            <text:p>26,9448</text:p>
          </table:table-cell>
          <table:table-cell office:value-type="float" office:value="276.183" calcext:value-type="float">
            <text:p>276,1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278053" calcext:value-type="float">
            <text:p>0,000278053</text:p>
          </table:table-cell>
          <table:table-cell office:value-type="float" office:value="0.000301426" calcext:value-type="float">
            <text:p>0,000301426</text:p>
          </table:table-cell>
          <table:table-cell office:value-type="float" office:value="0.00045597" calcext:value-type="float">
            <text:p>0,00045597</text:p>
          </table:table-cell>
          <table:table-cell office:value-type="float" office:value="0.00157447" calcext:value-type="float">
            <text:p>0,00157447</text:p>
          </table:table-cell>
          <table:table-cell office:value-type="float" office:value="0.0134783" calcext:value-type="float">
            <text:p>0,0134783</text:p>
          </table:table-cell>
          <table:table-cell office:value-type="float" office:value="0.0539169" calcext:value-type="float">
            <text:p>0,0539169</text:p>
          </table:table-cell>
          <table:table-cell office:value-type="float" office:value="0.370829" calcext:value-type="float">
            <text:p>0,370829</text:p>
          </table:table-cell>
          <table:table-cell office:value-type="float" office:value="3.27677" calcext:value-type="float">
            <text:p>3,27677</text:p>
          </table:table-cell>
          <table:table-cell office:value-type="float" office:value="28.7697" calcext:value-type="float">
            <text:p>28,7697</text:p>
          </table:table-cell>
          <table:table-cell office:value-type="float" office:value="281.176" calcext:value-type="float">
            <text:p>281,1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270422" calcext:value-type="float">
            <text:p>0,000270422</text:p>
          </table:table-cell>
          <table:table-cell office:value-type="float" office:value="0.000269267" calcext:value-type="float">
            <text:p>0,000269267</text:p>
          </table:table-cell>
          <table:table-cell office:value-type="float" office:value="0.0005415" calcext:value-type="float">
            <text:p>0,0005415</text:p>
          </table:table-cell>
          <table:table-cell office:value-type="float" office:value="0.00167883" calcext:value-type="float">
            <text:p>0,00167883</text:p>
          </table:table-cell>
          <table:table-cell office:value-type="float" office:value="0.00958816" calcext:value-type="float">
            <text:p>0,00958816</text:p>
          </table:table-cell>
          <table:table-cell office:value-type="float" office:value="0.0530751" calcext:value-type="float">
            <text:p>0,0530751</text:p>
          </table:table-cell>
          <table:table-cell office:value-type="float" office:value="0.382847" calcext:value-type="float">
            <text:p>0,382847</text:p>
          </table:table-cell>
          <table:table-cell office:value-type="float" office:value="3.09069" calcext:value-type="float">
            <text:p>3,09069</text:p>
          </table:table-cell>
          <table:table-cell office:value-type="float" office:value="26.4613" calcext:value-type="float">
            <text:p>26,4613</text:p>
          </table:table-cell>
          <table:table-cell office:value-type="float" office:value="263.777" calcext:value-type="float">
            <text:p>263,7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260994" calcext:value-type="float">
            <text:p>0,000260994</text:p>
          </table:table-cell>
          <table:table-cell office:value-type="float" office:value="0.000270789" calcext:value-type="float">
            <text:p>0,000270789</text:p>
          </table:table-cell>
          <table:table-cell office:value-type="float" office:value="0.000520032" calcext:value-type="float">
            <text:p>0,000520032</text:p>
          </table:table-cell>
          <table:table-cell office:value-type="float" office:value="0.00216384" calcext:value-type="float">
            <text:p>0,00216384</text:p>
          </table:table-cell>
          <table:table-cell office:value-type="float" office:value="0.00850979" calcext:value-type="float">
            <text:p>0,00850979</text:p>
          </table:table-cell>
          <table:table-cell office:value-type="float" office:value="0.0523449" calcext:value-type="float">
            <text:p>0,0523449</text:p>
          </table:table-cell>
          <table:table-cell office:value-type="float" office:value="0.367817" calcext:value-type="float">
            <text:p>0,367817</text:p>
          </table:table-cell>
          <table:table-cell office:value-type="float" office:value="3.10455" calcext:value-type="float">
            <text:p>3,10455</text:p>
          </table:table-cell>
          <table:table-cell office:value-type="float" office:value="24.2888" calcext:value-type="float">
            <text:p>24,2888</text:p>
          </table:table-cell>
          <table:table-cell office:value-type="float" office:value="301.17" calcext:value-type="float">
            <text:p>301,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312964" calcext:value-type="float">
            <text:p>0,000312964</text:p>
          </table:table-cell>
          <table:table-cell office:value-type="float" office:value="0.000304046" calcext:value-type="float">
            <text:p>0,000304046</text:p>
          </table:table-cell>
          <table:table-cell office:value-type="float" office:value="0.000526395" calcext:value-type="float">
            <text:p>0,000526395</text:p>
          </table:table-cell>
          <table:table-cell office:value-type="float" office:value="0.00170257" calcext:value-type="float">
            <text:p>0,00170257</text:p>
          </table:table-cell>
          <table:table-cell office:value-type="float" office:value="0.00854276" calcext:value-type="float">
            <text:p>0,00854276</text:p>
          </table:table-cell>
          <table:table-cell office:value-type="float" office:value="0.0538609" calcext:value-type="float">
            <text:p>0,0538609</text:p>
          </table:table-cell>
          <table:table-cell office:value-type="float" office:value="0.369067" calcext:value-type="float">
            <text:p>0,369067</text:p>
          </table:table-cell>
          <table:table-cell office:value-type="float" office:value="3.09888" calcext:value-type="float">
            <text:p>3,09888</text:p>
          </table:table-cell>
          <table:table-cell office:value-type="float" office:value="24.6404" calcext:value-type="float">
            <text:p>24,6404</text:p>
          </table:table-cell>
          <table:table-cell office:value-type="float" office:value="297.161" calcext:value-type="float">
            <text:p>297,1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238735" calcext:value-type="float">
            <text:p>0,000238735</text:p>
          </table:table-cell>
          <table:table-cell office:value-type="float" office:value="0.00026821" calcext:value-type="float">
            <text:p>0,00026821</text:p>
          </table:table-cell>
          <table:table-cell office:value-type="float" office:value="0.000551938" calcext:value-type="float">
            <text:p>0,000551938</text:p>
          </table:table-cell>
          <table:table-cell office:value-type="float" office:value="0.00163194" calcext:value-type="float">
            <text:p>0,00163194</text:p>
          </table:table-cell>
          <table:table-cell office:value-type="float" office:value="0.00860191" calcext:value-type="float">
            <text:p>0,00860191</text:p>
          </table:table-cell>
          <table:table-cell office:value-type="float" office:value="0.0513683" calcext:value-type="float">
            <text:p>0,0513683</text:p>
          </table:table-cell>
          <table:table-cell office:value-type="float" office:value="0.366168" calcext:value-type="float">
            <text:p>0,366168</text:p>
          </table:table-cell>
          <table:table-cell office:value-type="float" office:value="3.10292" calcext:value-type="float">
            <text:p>3,10292</text:p>
          </table:table-cell>
          <table:table-cell office:value-type="float" office:value="24.6535" calcext:value-type="float">
            <text:p>24,6535</text:p>
          </table:table-cell>
          <table:table-cell office:value-type="float" office:value="223.581" calcext:value-type="float">
            <text:p>223,5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244499" calcext:value-type="float">
            <text:p>0,000244499</text:p>
          </table:table-cell>
          <table:table-cell office:value-type="float" office:value="0.000285412" calcext:value-type="float">
            <text:p>0,000285412</text:p>
          </table:table-cell>
          <table:table-cell office:value-type="float" office:value="0.000532158" calcext:value-type="float">
            <text:p>0,000532158</text:p>
          </table:table-cell>
          <table:table-cell office:value-type="float" office:value="0.00220716" calcext:value-type="float">
            <text:p>0,00220716</text:p>
          </table:table-cell>
          <table:table-cell office:value-type="float" office:value="0.00934219" calcext:value-type="float">
            <text:p>0,00934219</text:p>
          </table:table-cell>
          <table:table-cell office:value-type="float" office:value="0.052909" calcext:value-type="float">
            <text:p>0,052909</text:p>
          </table:table-cell>
          <table:table-cell office:value-type="float" office:value="0.376112" calcext:value-type="float">
            <text:p>0,376112</text:p>
          </table:table-cell>
          <table:table-cell office:value-type="float" office:value="3.05722" calcext:value-type="float">
            <text:p>3,05722</text:p>
          </table:table-cell>
          <table:table-cell office:value-type="float" office:value="24.3238" calcext:value-type="float">
            <text:p>24,3238</text:p>
          </table:table-cell>
          <table:table-cell office:value-type="float" office:value="220.662" calcext:value-type="float">
            <text:p>220,66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1944" calcext:value-type="float">
            <text:p>0,0001944</text:p>
          </table:table-cell>
          <table:table-cell office:value-type="float" office:value="0.000275464" calcext:value-type="float">
            <text:p>0,000275464</text:p>
          </table:table-cell>
          <table:table-cell office:value-type="float" office:value="0.000481892" calcext:value-type="float">
            <text:p>0,000481892</text:p>
          </table:table-cell>
          <table:table-cell office:value-type="float" office:value="0.0016318" calcext:value-type="float">
            <text:p>0,0016318</text:p>
          </table:table-cell>
          <table:table-cell office:value-type="float" office:value="0.00964043" calcext:value-type="float">
            <text:p>0,00964043</text:p>
          </table:table-cell>
          <table:table-cell office:value-type="float" office:value="0.0527632" calcext:value-type="float">
            <text:p>0,0527632</text:p>
          </table:table-cell>
          <table:table-cell office:value-type="float" office:value="0.378539" calcext:value-type="float">
            <text:p>0,378539</text:p>
          </table:table-cell>
          <table:table-cell office:value-type="float" office:value="3.07502" calcext:value-type="float">
            <text:p>3,07502</text:p>
          </table:table-cell>
          <table:table-cell office:value-type="float" office:value="24.3331" calcext:value-type="float">
            <text:p>24,3331</text:p>
          </table:table-cell>
          <table:table-cell office:value-type="float" office:value="221.637" calcext:value-type="float">
            <text:p>221,63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195465" calcext:value-type="float">
            <text:p>0,000195465</text:p>
          </table:table-cell>
          <table:table-cell office:value-type="float" office:value="0.000267587" calcext:value-type="float">
            <text:p>0,000267587</text:p>
          </table:table-cell>
          <table:table-cell office:value-type="float" office:value="0.000593605" calcext:value-type="float">
            <text:p>0,000593605</text:p>
          </table:table-cell>
          <table:table-cell office:value-type="float" office:value="0.00197647" calcext:value-type="float">
            <text:p>0,00197647</text:p>
          </table:table-cell>
          <table:table-cell office:value-type="float" office:value="0.00824105" calcext:value-type="float">
            <text:p>0,00824105</text:p>
          </table:table-cell>
          <table:table-cell office:value-type="float" office:value="0.052502" calcext:value-type="float">
            <text:p>0,052502</text:p>
          </table:table-cell>
          <table:table-cell office:value-type="float" office:value="0.378489" calcext:value-type="float">
            <text:p>0,378489</text:p>
          </table:table-cell>
          <table:table-cell office:value-type="float" office:value="3.04646" calcext:value-type="float">
            <text:p>3,04646</text:p>
          </table:table-cell>
          <table:table-cell office:value-type="float" office:value="26.4446" calcext:value-type="float">
            <text:p>26,4446</text:p>
          </table:table-cell>
          <table:table-cell office:value-type="float" office:value="221.14" calcext:value-type="float">
            <text:p>221,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266052" calcext:value-type="float">
            <text:p>0,000266052</text:p>
          </table:table-cell>
          <table:table-cell office:value-type="float" office:value="0.000345869" calcext:value-type="float">
            <text:p>0,000345869</text:p>
          </table:table-cell>
          <table:table-cell office:value-type="float" office:value="0.00114771" calcext:value-type="float">
            <text:p>0,00114771</text:p>
          </table:table-cell>
          <table:table-cell office:value-type="float" office:value="0.00158514" calcext:value-type="float">
            <text:p>0,00158514</text:p>
          </table:table-cell>
          <table:table-cell office:value-type="float" office:value="0.0117412" calcext:value-type="float">
            <text:p>0,0117412</text:p>
          </table:table-cell>
          <table:table-cell office:value-type="float" office:value="0.0534709" calcext:value-type="float">
            <text:p>0,0534709</text:p>
          </table:table-cell>
          <table:table-cell office:value-type="float" office:value="0.384714" calcext:value-type="float">
            <text:p>0,384714</text:p>
          </table:table-cell>
          <table:table-cell office:value-type="float" office:value="3.12826" calcext:value-type="float">
            <text:p>3,12826</text:p>
          </table:table-cell>
          <table:table-cell office:value-type="float" office:value="24.5909" calcext:value-type="float">
            <text:p>24,5909</text:p>
          </table:table-cell>
          <table:table-cell office:value-type="float" office:value="221.493" calcext:value-type="float">
            <text:p>221,49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288466" calcext:value-type="float">
            <text:p>0,000288466</text:p>
          </table:table-cell>
          <table:table-cell office:value-type="float" office:value="0.000321639" calcext:value-type="float">
            <text:p>0,000321639</text:p>
          </table:table-cell>
          <table:table-cell office:value-type="float" office:value="0.000690175" calcext:value-type="float">
            <text:p>0,000690175</text:p>
          </table:table-cell>
          <table:table-cell office:value-type="float" office:value="0.00161444" calcext:value-type="float">
            <text:p>0,00161444</text:p>
          </table:table-cell>
          <table:table-cell office:value-type="float" office:value="0.0110004" calcext:value-type="float">
            <text:p>0,0110004</text:p>
          </table:table-cell>
          <table:table-cell office:value-type="float" office:value="0.0605327" calcext:value-type="float">
            <text:p>0,0605327</text:p>
          </table:table-cell>
          <table:table-cell office:value-type="float" office:value="0.399732" calcext:value-type="float">
            <text:p>0,399732</text:p>
          </table:table-cell>
          <table:table-cell office:value-type="float" office:value="3.11557" calcext:value-type="float">
            <text:p>3,11557</text:p>
          </table:table-cell>
          <table:table-cell office:value-type="float" office:value="24.5596" calcext:value-type="float">
            <text:p>24,5596</text:p>
          </table:table-cell>
          <table:table-cell office:value-type="float" office:value="201.687" calcext:value-type="float">
            <text:p>201,68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32478" calcext:value-type="float">
            <text:p>0,00032478</text:p>
          </table:table-cell>
          <table:table-cell office:value-type="float" office:value="0.000291923" calcext:value-type="float">
            <text:p>0,000291923</text:p>
          </table:table-cell>
          <table:table-cell office:value-type="float" office:value="0.000512119" calcext:value-type="float">
            <text:p>0,000512119</text:p>
          </table:table-cell>
          <table:table-cell office:value-type="float" office:value="0.00159786" calcext:value-type="float">
            <text:p>0,00159786</text:p>
          </table:table-cell>
          <table:table-cell office:value-type="float" office:value="0.00849503" calcext:value-type="float">
            <text:p>0,00849503</text:p>
          </table:table-cell>
          <table:table-cell office:value-type="float" office:value="0.0511663" calcext:value-type="float">
            <text:p>0,0511663</text:p>
          </table:table-cell>
          <table:table-cell office:value-type="float" office:value="0.396128" calcext:value-type="float">
            <text:p>0,396128</text:p>
          </table:table-cell>
          <table:table-cell office:value-type="float" office:value="3.03669" calcext:value-type="float">
            <text:p>3,03669</text:p>
          </table:table-cell>
          <table:table-cell office:value-type="float" office:value="24.3363" calcext:value-type="float">
            <text:p>24,3363</text:p>
          </table:table-cell>
          <table:table-cell office:value-type="float" office:value="221.741" calcext:value-type="float">
            <text:p>221,74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647929" calcext:value-type="float">
            <text:p>0,000647929</text:p>
          </table:table-cell>
          <table:table-cell office:value-type="float" office:value="0.000364741" calcext:value-type="float">
            <text:p>0,000364741</text:p>
          </table:table-cell>
          <table:table-cell office:value-type="float" office:value="0.00118018" calcext:value-type="float">
            <text:p>0,00118018</text:p>
          </table:table-cell>
          <table:table-cell office:value-type="float" office:value="0.0016022" calcext:value-type="float">
            <text:p>0,0016022</text:p>
          </table:table-cell>
          <table:table-cell office:value-type="float" office:value="0.00922055" calcext:value-type="float">
            <text:p>0,00922055</text:p>
          </table:table-cell>
          <table:table-cell office:value-type="float" office:value="0.0535521" calcext:value-type="float">
            <text:p>0,0535521</text:p>
          </table:table-cell>
          <table:table-cell office:value-type="float" office:value="0.404946" calcext:value-type="float">
            <text:p>0,404946</text:p>
          </table:table-cell>
          <table:table-cell office:value-type="float" office:value="3.04338" calcext:value-type="float">
            <text:p>3,04338</text:p>
          </table:table-cell>
          <table:table-cell office:value-type="float" office:value="24.3254" calcext:value-type="float">
            <text:p>24,3254</text:p>
          </table:table-cell>
          <table:table-cell office:value-type="float" office:value="220.079" calcext:value-type="float">
            <text:p>220,07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231181" calcext:value-type="float">
            <text:p>0,000231181</text:p>
          </table:table-cell>
          <table:table-cell office:value-type="float" office:value="0.000684378" calcext:value-type="float">
            <text:p>0,000684378</text:p>
          </table:table-cell>
          <table:table-cell office:value-type="float" office:value="0.00808809" calcext:value-type="float">
            <text:p>0,00808809</text:p>
          </table:table-cell>
          <table:table-cell office:value-type="float" office:value="0.00162789" calcext:value-type="float">
            <text:p>0,00162789</text:p>
          </table:table-cell>
          <table:table-cell office:value-type="float" office:value="0.00805262" calcext:value-type="float">
            <text:p>0,00805262</text:p>
          </table:table-cell>
          <table:table-cell office:value-type="float" office:value="0.0505568" calcext:value-type="float">
            <text:p>0,0505568</text:p>
          </table:table-cell>
          <table:table-cell office:value-type="float" office:value="0.400063" calcext:value-type="float">
            <text:p>0,400063</text:p>
          </table:table-cell>
          <table:table-cell office:value-type="float" office:value="3.0501" calcext:value-type="float">
            <text:p>3,0501</text:p>
          </table:table-cell>
          <table:table-cell office:value-type="float" office:value="24.4908" calcext:value-type="float">
            <text:p>24,4908</text:p>
          </table:table-cell>
          <table:table-cell office:value-type="float" office:value="220.828" calcext:value-type="float">
            <text:p>220,82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211479" calcext:value-type="float">
            <text:p>0,000211479</text:p>
          </table:table-cell>
          <table:table-cell office:value-type="float" office:value="0.00024033" calcext:value-type="float">
            <text:p>0,00024033</text:p>
          </table:table-cell>
          <table:table-cell office:value-type="float" office:value="0.00116049" calcext:value-type="float">
            <text:p>0,00116049</text:p>
          </table:table-cell>
          <table:table-cell office:value-type="float" office:value="0.00171539" calcext:value-type="float">
            <text:p>0,00171539</text:p>
          </table:table-cell>
          <table:table-cell office:value-type="float" office:value="0.00864366" calcext:value-type="float">
            <text:p>0,00864366</text:p>
          </table:table-cell>
          <table:table-cell office:value-type="float" office:value="0.053335" calcext:value-type="float">
            <text:p>0,053335</text:p>
          </table:table-cell>
          <table:table-cell office:value-type="float" office:value="0.393424" calcext:value-type="float">
            <text:p>0,393424</text:p>
          </table:table-cell>
          <table:table-cell office:value-type="float" office:value="3.02306" calcext:value-type="float">
            <text:p>3,02306</text:p>
          </table:table-cell>
          <table:table-cell office:value-type="float" office:value="24.3457" calcext:value-type="float">
            <text:p>24,3457</text:p>
          </table:table-cell>
          <table:table-cell office:value-type="float" office:value="220.462" calcext:value-type="float">
            <text:p>220,4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217219" calcext:value-type="float">
            <text:p>0,000217219</text:p>
          </table:table-cell>
          <table:table-cell office:value-type="float" office:value="0.000315933" calcext:value-type="float">
            <text:p>0,000315933</text:p>
          </table:table-cell>
          <table:table-cell office:value-type="float" office:value="0.000860638" calcext:value-type="float">
            <text:p>0,000860638</text:p>
          </table:table-cell>
          <table:table-cell office:value-type="float" office:value="0.001555" calcext:value-type="float">
            <text:p>0,001555</text:p>
          </table:table-cell>
          <table:table-cell office:value-type="float" office:value="0.00796402" calcext:value-type="float">
            <text:p>0,00796402</text:p>
          </table:table-cell>
          <table:table-cell office:value-type="float" office:value="0.0513358" calcext:value-type="float">
            <text:p>0,0513358</text:p>
          </table:table-cell>
          <table:table-cell office:value-type="float" office:value="0.384563" calcext:value-type="float">
            <text:p>0,384563</text:p>
          </table:table-cell>
          <table:table-cell office:value-type="float" office:value="3.0467" calcext:value-type="float">
            <text:p>3,0467</text:p>
          </table:table-cell>
          <table:table-cell office:value-type="float" office:value="24.4757" calcext:value-type="float">
            <text:p>24,4757</text:p>
          </table:table-cell>
          <table:table-cell office:value-type="float" office:value="221.432" calcext:value-type="float">
            <text:p>221,43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233065" calcext:value-type="float">
            <text:p>0,000233065</text:p>
          </table:table-cell>
          <table:table-cell office:value-type="float" office:value="0.00028674" calcext:value-type="float">
            <text:p>0,00028674</text:p>
          </table:table-cell>
          <table:table-cell office:value-type="float" office:value="0.000661011" calcext:value-type="float">
            <text:p>0,000661011</text:p>
          </table:table-cell>
          <table:table-cell office:value-type="float" office:value="0.00198668" calcext:value-type="float">
            <text:p>0,00198668</text:p>
          </table:table-cell>
          <table:table-cell office:value-type="float" office:value="0.00904551" calcext:value-type="float">
            <text:p>0,00904551</text:p>
          </table:table-cell>
          <table:table-cell office:value-type="float" office:value="0.0540432" calcext:value-type="float">
            <text:p>0,0540432</text:p>
          </table:table-cell>
          <table:table-cell office:value-type="float" office:value="0.380326" calcext:value-type="float">
            <text:p>0,380326</text:p>
          </table:table-cell>
          <table:table-cell office:value-type="float" office:value="3.10597" calcext:value-type="float">
            <text:p>3,10597</text:p>
          </table:table-cell>
          <table:table-cell office:value-type="float" office:value="24.2211" calcext:value-type="float">
            <text:p>24,2211</text:p>
          </table:table-cell>
          <table:table-cell office:value-type="float" office:value="221.563" calcext:value-type="float">
            <text:p>221,563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219464" calcext:value-type="float">
            <text:p>0,000219464</text:p>
          </table:table-cell>
          <table:table-cell table:style-name="ce11" office:value-type="float" office:value="0.000302867" calcext:value-type="float">
            <text:p>0,000302867</text:p>
          </table:table-cell>
          <table:table-cell table:style-name="ce11" office:value-type="float" office:value="0.00123902" calcext:value-type="float">
            <text:p>0,00123902</text:p>
          </table:table-cell>
          <table:table-cell table:style-name="ce11" office:value-type="float" office:value="0.00203193" calcext:value-type="float">
            <text:p>0,00203193</text:p>
          </table:table-cell>
          <table:table-cell table:style-name="ce11" office:value-type="float" office:value="0.00892269" calcext:value-type="float">
            <text:p>0,00892269</text:p>
          </table:table-cell>
          <table:table-cell table:style-name="ce11" office:value-type="float" office:value="0.0523232" calcext:value-type="float">
            <text:p>0,0523232</text:p>
          </table:table-cell>
          <table:table-cell table:style-name="ce11" office:value-type="float" office:value="0.372404" calcext:value-type="float">
            <text:p>0,372404</text:p>
          </table:table-cell>
          <table:table-cell table:style-name="ce11" office:value-type="float" office:value="3.0731" calcext:value-type="float">
            <text:p>3,0731</text:p>
          </table:table-cell>
          <table:table-cell table:style-name="ce11" office:value-type="float" office:value="24.2198" calcext:value-type="float">
            <text:p>24,2198</text:p>
          </table:table-cell>
          <table:table-cell table:style-name="ce11" office:value-type="float" office:value="221.327" calcext:value-type="float">
            <text:p>221,327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0647929" calcext:value-type="float">
            <text:p>0,000647929</text:p>
          </table:table-cell>
          <table:table-cell table:style-name="ce12" table:formula="of:=MAX([.C3:.C22])" office:value-type="float" office:value="0.000684378" calcext:value-type="float">
            <text:p>0,000684378</text:p>
          </table:table-cell>
          <table:table-cell table:style-name="ce12" table:formula="of:=MAX([.D3:.D22])" office:value-type="float" office:value="0.00808809" calcext:value-type="float">
            <text:p>0,00808809</text:p>
          </table:table-cell>
          <table:table-cell table:style-name="ce12" table:formula="of:=MAX([.E3:.E22])" office:value-type="float" office:value="0.00299609" calcext:value-type="float">
            <text:p>0,00299609</text:p>
          </table:table-cell>
          <table:table-cell table:style-name="ce12" table:formula="of:=MAX([.F3:.F22])" office:value-type="float" office:value="0.0134783" calcext:value-type="float">
            <text:p>0,0134783</text:p>
          </table:table-cell>
          <table:table-cell table:style-name="ce12" table:formula="of:=MAX([.G3:.G22])" office:value-type="float" office:value="0.0605327" calcext:value-type="float">
            <text:p>0,0605327</text:p>
          </table:table-cell>
          <table:table-cell table:style-name="ce12" table:formula="of:=MAX([.H3:.H22])" office:value-type="float" office:value="0.404946" calcext:value-type="float">
            <text:p>0,404946</text:p>
          </table:table-cell>
          <table:table-cell table:style-name="ce12" table:formula="of:=MAX([.I3:.I22])" office:value-type="float" office:value="3.27677" calcext:value-type="float">
            <text:p>3,27677</text:p>
          </table:table-cell>
          <table:table-cell table:style-name="ce12" table:formula="of:=MAX([.J3:.J22])" office:value-type="float" office:value="28.7697" calcext:value-type="float">
            <text:p>28,7697</text:p>
          </table:table-cell>
          <table:table-cell table:style-name="ce12" table:formula="of:=MAX([.K3:.K22])" office:value-type="float" office:value="301.17" calcext:value-type="float">
            <text:p>301,17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1944" calcext:value-type="float">
            <text:p>0,0001944</text:p>
          </table:table-cell>
          <table:table-cell table:style-name="ce13" table:formula="of:=MIN([.C3:.C22])" office:value-type="float" office:value="0.00024033" calcext:value-type="float">
            <text:p>0,00024033</text:p>
          </table:table-cell>
          <table:table-cell table:style-name="ce13" table:formula="of:=MIN([.D3:.D22])" office:value-type="float" office:value="0.00045597" calcext:value-type="float">
            <text:p>0,00045597</text:p>
          </table:table-cell>
          <table:table-cell table:style-name="ce13" table:formula="of:=MIN([.E3:.E22])" office:value-type="float" office:value="0.001555" calcext:value-type="float">
            <text:p>0,001555</text:p>
          </table:table-cell>
          <table:table-cell table:style-name="ce13" table:formula="of:=MIN([.F3:.F22])" office:value-type="float" office:value="0.00796402" calcext:value-type="float">
            <text:p>0,00796402</text:p>
          </table:table-cell>
          <table:table-cell table:style-name="ce13" table:formula="of:=MIN([.G3:.G22])" office:value-type="float" office:value="0.0505568" calcext:value-type="float">
            <text:p>0,0505568</text:p>
          </table:table-cell>
          <table:table-cell table:style-name="ce13" table:formula="of:=MIN([.H3:.H22])" office:value-type="float" office:value="0.366168" calcext:value-type="float">
            <text:p>0,366168</text:p>
          </table:table-cell>
          <table:table-cell table:style-name="ce13" table:formula="of:=MIN([.I3:.I22])" office:value-type="float" office:value="2.93019" calcext:value-type="float">
            <text:p>2,93019</text:p>
          </table:table-cell>
          <table:table-cell table:style-name="ce13" table:formula="of:=MIN([.J3:.J22])" office:value-type="float" office:value="24.2198" calcext:value-type="float">
            <text:p>24,2198</text:p>
          </table:table-cell>
          <table:table-cell table:style-name="ce13" table:formula="of:=MIN([.K3:.K22])" office:value-type="float" office:value="201.687" calcext:value-type="float">
            <text:p>201,687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2866679" calcext:value-type="float">
            <text:p>0,0002866679</text:p>
          </table:table-cell>
          <table:table-cell table:style-name="ce14" table:formula="of:=SUM([.C3:.C22]) / 20" office:value-type="float" office:value="0.00031252295" calcext:value-type="float">
            <text:p>0,000312523</text:p>
          </table:table-cell>
          <table:table-cell table:style-name="ce14" table:formula="of:=SUM([.D3:.D22]) / 20" office:value-type="float" office:value="0.00106469695" calcext:value-type="float">
            <text:p>0,001064697</text:p>
          </table:table-cell>
          <table:table-cell table:style-name="ce14" table:formula="of:=SUM([.E3:.E22]) / 20" office:value-type="float" office:value="0.001839893" calcext:value-type="float">
            <text:p>0,001839893</text:p>
          </table:table-cell>
          <table:table-cell table:style-name="ce14" table:formula="of:=SUM([.F3:.F22]) / 20" office:value-type="float" office:value="0.0093460805" calcext:value-type="float">
            <text:p>0,0093460805</text:p>
          </table:table-cell>
          <table:table-cell table:style-name="ce14" table:formula="of:=SUM([.G3:.G22]) / 20" office:value-type="float" office:value="0.05332585" calcext:value-type="float">
            <text:p>0,05332585</text:p>
          </table:table-cell>
          <table:table-cell table:style-name="ce14" table:formula="of:=SUM([.H3:.H22]) / 20" office:value-type="float" office:value="0.38159365" calcext:value-type="float">
            <text:p>0,38159365</text:p>
          </table:table-cell>
          <table:table-cell table:style-name="ce14" table:formula="of:=SUM([.I3:.I22]) / 20" office:value-type="float" office:value="3.088807" calcext:value-type="float">
            <text:p>3,088807</text:p>
          </table:table-cell>
          <table:table-cell table:style-name="ce14" table:formula="of:=SUM([.J3:.J22]) / 20" office:value-type="float" office:value="25.129085" calcext:value-type="float">
            <text:p>25,129085</text:p>
          </table:table-cell>
          <table:table-cell table:style-name="ce14" table:formula="of:=SUM([.K3:.K22]) / 20" office:value-type="float" office:value="237.71925" calcext:value-type="float">
            <text:p>237,7192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108782626214851" calcext:value-type="float">
            <text:p>0,0001087826</text:p>
          </table:table-cell>
          <table:table-cell table:style-name="ce15" table:formula="of:=STDEV([.C3:.C22])" office:value-type="float" office:value="0.0000925015905032392" calcext:value-type="float">
            <text:p>9,25015905032392E-05</text:p>
          </table:table-cell>
          <table:table-cell table:style-name="ce15" table:formula="of:=STDEV([.D3:.D22])" office:value-type="float" office:value="0.00167452871826165" calcext:value-type="float">
            <text:p>0,0016745287</text:p>
          </table:table-cell>
          <table:table-cell table:style-name="ce15" table:formula="of:=STDEV([.E3:.E22])" office:value-type="float" office:value="0.000353495527152526" calcext:value-type="float">
            <text:p>0,0003534955</text:p>
          </table:table-cell>
          <table:table-cell table:style-name="ce15" table:formula="of:=STDEV([.F3:.F22])" office:value-type="float" office:value="0.00142116999023775" calcext:value-type="float">
            <text:p>0,00142117</text:p>
          </table:table-cell>
          <table:table-cell table:style-name="ce15" table:formula="of:=STDEV([.G3:.G22])" office:value-type="float" office:value="0.00226029391067436" calcext:value-type="float">
            <text:p>0,0022602939</text:p>
          </table:table-cell>
          <table:table-cell table:style-name="ce15" table:formula="of:=STDEV([.H3:.H22])" office:value-type="float" office:value="0.0121500048268347" calcext:value-type="float">
            <text:p>0,0121500048</text:p>
          </table:table-cell>
          <table:table-cell table:style-name="ce15" table:formula="of:=STDEV([.I3:.I22])" office:value-type="float" office:value="0.0725129820028618" calcext:value-type="float">
            <text:p>0,072512982</text:p>
          </table:table-cell>
          <table:table-cell table:style-name="ce15" table:formula="of:=STDEV([.J3:.J22])" office:value-type="float" office:value="1.34233486145949" calcext:value-type="float">
            <text:p>1,3423348615</text:p>
          </table:table-cell>
          <table:table-cell table:style-name="ce15" table:formula="of:=STDEV([.K3:.K22])" office:value-type="float" office:value="29.533294346114" calcext:value-type="float">
            <text:p>29,5332943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02:08:27.513635071</meta:creation-date>
    <dc:date>2017-10-01T02:34:21.270587788</dc:date>
    <meta:editing-duration>PT4M51S</meta:editing-duration>
    <meta:editing-cycles>2</meta:editing-cycles>
    <meta:generator>LibreOffice/5.1.6.2$Linux_X86_64 LibreOffice_project/10m0$Build-2</meta:generator>
    <meta:document-statistic meta:table-count="1" meta:cell-count="276" meta:object-count="0"/>
  </office:meta>
</office:document-meta>
</file>